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Card</text:p>
      <text:list xml:id="list1458425519039562616" text:style-name="L1">
        <text:list-item>
          <text:p text:style-name="P2">UserInfo</text:p>
          <text:list>
            <text:list-item>
              <text:p text:style-name="P2">Avatar</text:p>
            </text:list-item>
            <text:list-item>
              <text:p text:style-name="P2">Handle</text:p>
            </text:list-item>
            <text:list-item>
              <text:p text:style-name="P2">PhotoLocation</text:p>
            </text:list-item>
          </text:list>
        </text:list-item>
        <text:list-item>
          <text:p text:style-name="P2">Photo</text:p>
          <text:list>
            <text:list-item>
              <text:p text:style-name="P2">Image</text:p>
            </text:list-item>
            <text:list-item>
              <text:p text:style-name="P2">TaggedUsers</text:p>
            </text:list-item>
          </text:list>
        </text:list-item>
        <text:list-item>
          <text:p text:style-name="P2">Stats</text:p>
          <text:list>
            <text:list-item>
              <text:p text:style-name="P2">NumLikes</text:p>
            </text:list-item>
            <text:list-item>
              <text:p text:style-name="P2">NumComments</text:p>
            </text:list-item>
          </text:list>
        </text:list-item>
        <text:list-item>
          <text:p text:style-name="P2">Comments</text:p>
          <text:list>
            <text:list-item>
              <text:p text:style-name="P2">CommentUser</text:p>
            </text:list-item>
            <text:list-item>
              <text:p text:style-name="P2">CommentBody</text:p>
            </text:list-item>
          </text:list>
        </text:list-item>
        <text:list-item>
          <text:p text:style-name="P2">AddComment</text:p>
          <text:list>
            <text:list-item>
              <text:p text:style-name="P2">Input</text:p>
            </text:list-item>
            <text:list-item>
              <text:p text:style-name="P2">PostSetting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n Cooper</meta:initial-creator>
    <meta:creation-date>2017-09-07T12:16:19</meta:creation-date>
    <meta:document-statistic meta:table-count="0" meta:image-count="0" meta:object-count="0" meta:page-count="1" meta:paragraph-count="17" meta:word-count="33" meta:character-count="159"/>
    <dc:date>2017-09-07T12:23:00</dc:date>
    <dc:creator>Don Cooper</dc:creator>
    <meta:editing-duration>PT6M42S</meta:editing-duration>
    <meta:editing-cycles>1</meta:editing-cycles>
    <meta:generator>OpenOffice/4.1.1$Unix OpenOffice.org_project/411m6$Build-9775</meta:generator>
  </office:meta>
</office:document-meta>
</file>